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1" draw:layer="layout" svg:x1="11.5cm" svg:y1="5cm" svg:x2="9.5cm" svg:y2="5cm">
          <text:p/>
        </draw:line>
        <draw:rect draw:style-name="gr3" draw:text-style-name="P1" draw:layer="layout" svg:width="2.5cm" svg:height="2.5cm" svg:x="7cm" svg:y="2.5cm">
          <text:p text:style-name="P1">x1..x6</text:p>
        </draw:rect>
        <draw:rect draw:style-name="gr3" draw:text-style-name="P1" draw:layer="layout" svg:width="2.5cm" svg:height="2.5cm" svg:x="7cm" svg:y="5cm">
          <text:p text:style-name="P1">alloca()</text:p>
        </draw:rect>
        <draw:custom-shape draw:style-name="gr4" draw:text-style-name="P1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5cm" svg:height="1cm" svg:x="10.254cm" svg:y="3.304cm">
          <draw:text-box>
            <text:p>56</text:p>
          </draw:text-box>
        </draw:frame>
        <draw:frame draw:style-name="gr5" draw:layer="layout" svg:width="2.5cm" svg:height="1cm" svg:x="11.5cm" svg:y="4.5cm">
          <draw:text-box>
            <text:p>fp</text:p>
          </draw:text-box>
        </draw:frame>
        <draw:line draw:style-name="gr2" draw:text-style-name="P1" draw:layer="layout" svg:x1="11.5cm" svg:y1="7.5cm" svg:x2="9.5cm" svg:y2="7.5cm">
          <text:p/>
        </draw:line>
        <draw:frame draw:style-name="gr5" draw:layer="layout" svg:width="2.5cm" svg:height="1cm" svg:x="11.5cm" svg:y="7cm">
          <draw:text-box>
            <text:p>sp </text:p>
          </draw:text-box>
        </draw:frame>
        <draw:rect draw:style-name="gr3" draw:text-style-name="P1" draw:layer="layout" svg:width="4.5cm" svg:height="2.5cm" svg:x="5cm" svg:y="7.5cm">
          <text:p text:style-name="P1">Out going </text:p>
          <text:p text:style-name="P1">arguments</text:p>
        </draw:rect>
        <draw:frame draw:style-name="gr6" draw:layer="layout" svg:width="4.5cm" svg:height="1.75cm" svg:x="11.5cm" svg:y="2.75cm">
          <draw:text-box>
            <text:p>Area access by offset of fp</text:p>
          </draw:text-box>
        </draw:frame>
        <draw:frame draw:style-name="gr6" draw:layer="layout" svg:width="4.5cm" svg:height="1.75cm" svg:x="11cm" svg:y="8cm">
          <draw:text-box>
            <text:p>Area access by offset of s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05-14T09:48:44</meta:creation-date>
    <dc:date>2013-05-14T19:16:59</dc:date>
    <dc:creator>Chung-Shu Chen</dc:creator>
    <meta:editing-duration>PT9H24M35S</meta:editing-duration>
    <meta:editing-cycles>5</meta:editing-cycles>
    <meta:generator>OpenOffice.org/3.3$Unix OpenOffice.org_project/330m20$Build-9567</meta:generator>
    <meta:document-statistic meta:object-count="12"/>
  </office:meta>
</office:document-meta>
</file>